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Vector control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Options - <text:s/>Load, Save, Recent, Clear Chan, Clear A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-&gt;</text:p>
          </table:table-cell>
          <table:table-cell table:number-columns-repeated="3"/>
          <table:table-cell table:style-name="ce3" office:value-type="string" calcext:value-type="string">
            <text:p>For controls 8 to 24 kit number is OR’d with 3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192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Graph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ngine is 192 + (0 to 7) for AddSynth voice modula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ertion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Master out, Off, Part 0 to 63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ystem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Se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om (engine) effect to next effec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ffect Inser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24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or insertion effects part number is 24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rmal part effects are numbers 0 to 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/>
          <table:table-cell table:style-name="Default"/>
          <table:table-cell/>
          <table:table-cell office:value-type="string" calcext:value-type="string">
            <text:p>Kit numbers are 128 + (0 to 8) for actual effect types – 0 is no effect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style-name="Default"/>
          <table:table-cell/>
          <table:table-cell office:value-type="string" calcext:value-type="string">
            <text:p>This is the number of the effect and dependent on the effect sourc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15</text:p>
          </table:table-cell>
          <table:table-cell table:number-columns-repeated="3"/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7"/>
        </table:table-row>
        <table:table-row table:style-name="ro1" table:number-rows-repeated="10481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/00/0000</text:date>, <text:time style:data-style-name="N2" text:time-value="20:26:26.773693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7-01T21:41:45.936762280</dc:date>
    <meta:editing-duration>PT19H17M45S</meta:editing-duration>
    <meta:editing-cycles>86</meta:editing-cycles>
    <meta:generator>LibreOffice/5.1.4.2$Linux_X86_64 LibreOffice_project/10m0$Build-2</meta:generator>
    <meta:document-statistic meta:table-count="1" meta:cell-count="2143" meta:object-count="0"/>
  </office:meta>
</office:document-meta>
</file>